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93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77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1.5cm" svg:height="11.643cm" svg:x="4cm" svg:y="4.5cm">
          <draw:text-box>
            <text:p>7 年级人教版英语上 starter unit 3</text:p>
            <text:p/>
            <text:p>grey / pink / orange </text:p>
            <text:p/>
            <text:p>look at / see</text:p>
            <text:p/>
            <text:p>S – small / M – medium / L – large / XS – extra small / XL – extra large</text:p>
            <text:p/>
            <text:p>UFO – Unidentified Flying Object</text:p>
            <text:p/>
            <text:p>CCTV – China Central Television</text:p>
            <text:p/>
            <text:p>my / your / his / her / our / their</text:p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22.5cm" svg:height="16.627cm" svg:x="3cm" svg:y="2cm">
          <draw:text-box>
            <text:p>定冠词the 的用法</text:p>
            <text:p/>
            <text:p>1. 前面提到过的事物</text:p>
            <text:p/>
            <text:p><text:s text:c="5"/>My house has a door. The door is brown.</text:p>
            <text:p/>
            <text:p>2. 已知的事物</text:p>
            <text:p/>
            <text:p><text:s text:c="5"/>I can't find the book we read yesterday.</text:p>
            <text:p/>
            <text:p>3. 独一无二的事物</text:p>
            <text:p/>
            <text:p><text:s text:c="5"/>The moon goes around the earth.</text:p>
            <text:p/>
            <text:p><text:s text:c="5"/>He is heading to the North.</text:p>
            <text:p/>
            <text:p><text:s text:c="5"/>The Pacific is between China and USA.</text:p>
            <text:p/>
            <text:p><text:s text:c="5"/>Trump is the president of the United States. </text:p>
            <text:p/>
            <text:p>4. <text:s/>最高级</text:p>
            <text:p/>
            <text:p><text:s text:c="6"/>John is the tallest student in our class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38M20S</meta:editing-duration>
    <meta:editing-cycles>9</meta:editing-cycles>
    <meta:generator>OpenOffice/4.1.15$Win32 OpenOffice.org_project/4115m2$Build-9813</meta:generator>
    <dc:date>2025-10-11T09:47:32.83</dc:date>
    <dc:creator>Eric Zhang</dc:creator>
    <meta:document-statistic meta:object-count="27"/>
  </office:meta>
</office:document-meta>
</file>